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f205" officeooo:paragraph-rsid="0002f205"/>
    </style:style>
    <style:style style:name="P2" style:family="paragraph" style:parent-style-name="Standard">
      <style:text-properties officeooo:paragraph-rsid="0002f205"/>
    </style:style>
    <style:style style:name="P3" style:family="paragraph" style:parent-style-name="Standard">
      <style:text-properties style:font-name="Liberation Serif" officeooo:rsid="0002f205" officeooo:paragraph-rsid="0002f205"/>
    </style:style>
    <style:style style:name="P4" style:family="paragraph" style:parent-style-name="Standard">
      <style:text-properties style:font-name="Liberation Serif" officeooo:paragraph-rsid="0002f205"/>
    </style:style>
    <style:style style:name="P5" style:family="paragraph" style:parent-style-name="Standard">
      <style:text-properties style:font-name="Liberation Serif" style:text-underline-style="solid" style:text-underline-width="auto" style:text-underline-color="font-color" officeooo:rsid="0002f205" officeooo:paragraph-rsid="0002f205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02f205" officeooo:paragraph-rsid="0002f205" style:font-size-asian="18pt" style:font-size-complex="18pt"/>
    </style:style>
    <style:style style:name="T1" style:family="text">
      <style:text-properties officeooo:rsid="0002f205"/>
    </style:style>
    <style:style style:name="T2" style:family="text">
      <style:text-properties style:font-name="Liberation Serif" officeooo:rsid="0002f205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te rendu APG</text:p>
      <text:p text:style-name="P1"/>
      <text:p text:style-name="P1">Specification de l’ordinateur utilisee pour les tests:</text:p>
      <text:p text:style-name="P3">- CPU: Intel(R) Core(TM) i5-4690 CPU @ 3.50GHz (4-core)</text:p>
      <text:p text:style-name="P2"><text:span text:style-name="T2">- Memoir: </text:span><text:span text:style-name="Source_20_Text"><text:span text:style-name="T2">24613440 kB</text:span></text:span></text:p>
      <text:p text:style-name="P4">- <text:span text:style-name="T1">System d’exploitation: Linux Mint</text:span></text:p>
      <text:p text:style-name="P4"/>
      <text:p text:style-name="P5">Ratio des solutions entre les algorithmes et la solution optimal:</text:p>
      <text:p text:style-name="P3"/>
      <text:p text:style-name="P5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Ratio du temps entre les algorithmes 2 et 3 et l’algorithme 1:</text:p>
      <text:p text:style-name="P3"/>
      <text:p text:style-name="P3"><draw:frame draw:style-name="fr1" draw:name="Object2" text:anchor-type="paragraph" svg:width="6.3043in" svg:height="3.5457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1:18:29.918171307</meta:creation-date>
    <dc:date>2018-04-09T21:25:33.491060888</dc:date>
    <meta:editing-duration>PT7M3S</meta:editing-duration>
    <meta:editing-cycles>1</meta:editing-cycles>
    <meta:document-statistic meta:table-count="0" meta:image-count="0" meta:object-count="2" meta:page-count="1" meta:paragraph-count="7" meta:word-count="50" meta:character-count="308" meta:non-whitespace-character-count="265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265cm" svg:y="3.702cm" style:legend-expansion="high" chart:style-name="ch2"/>
        <chart:plot-area chart:style-name="ch3" chart:data-source-has-labels="both" svg:x="0.319cm" svg:y="0.179cm" svg:width="13.627cm" svg:height="8.641cm">
          <chartooo:coordinate-region svg:x="1.231cm" svg:y="0.378cm" svg:width="12.715cm" svg:height="7.79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 1</text:p>
              </table:table-cell>
              <table:table-cell office:value-type="string">
                <text:p>Algo 2</text:p>
              </table:table-cell>
              <table:table-cell office:value-type="string">
                <text:p>Algo 3</text:p>
              </table:table-cell>
            </table:table-row>
          </table:table-header-rows>
          <table:table-rows>
            <table:table-row>
              <table:table-cell office:value-type="string">
                <text:p>B</text:p>
              </table:table-cell>
              <table:table-cell office:value-type="float" office:value="1.02977497255763">
                <text:p>1.02977497255763</text:p>
              </table:table-cell>
              <table:table-cell office:value-type="float" office:value="1.00434402540407">
                <text:p>1.00434402540407</text:p>
              </table:table-cell>
              <table:table-cell office:value-type="float" office:value="1.0053073821672">
                <text:p>1.005307382167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.04928437651738">
                <text:p>1.04928437651738</text:p>
              </table:table-cell>
              <table:table-cell office:value-type="float" office:value="1.01728363661588">
                <text:p>1.01728363661588</text:p>
              </table:table-cell>
              <table:table-cell office:value-type="float" office:value="1.01678651529515">
                <text:p>1.01678651529515</text:p>
              </table:table-cell>
            </table:table-row>
            <table:table-row>
              <table:table-cell office:value-type="string">
                <text:p>Dq</text:p>
              </table:table-cell>
              <table:table-cell office:value-type="float" office:value="1.0102448089252">
                <text:p>1.0102448089252</text:p>
              </table:table-cell>
              <table:table-cell office:value-type="float" office:value="1.01220921720513">
                <text:p>1.01220921720513</text:p>
              </table:table-cell>
              <table:table-cell office:value-type="float" office:value="1.02213468386123">
                <text:p>1.02213468386123</text:p>
              </table:table-cell>
            </table:table-row>
            <table:table-row>
              <table:table-cell office:value-type="string">
                <text:p>Eq</text:p>
              </table:table-cell>
              <table:table-cell office:value-type="float" office:value="1.01383987067898">
                <text:p>1.01383987067898</text:p>
              </table:table-cell>
              <table:table-cell office:value-type="float" office:value="1.01356369765658">
                <text:p>1.01356369765658</text:p>
              </table:table-cell>
              <table:table-cell office:value-type="float" office:value="1.02426570246259">
                <text:p>1.02426570246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06cm" xlink:href="." xlink:type="simple" chart:class="chart:bar" chart:style-name="ch1">
        <chart:legend chart:legend-position="end" svg:x="14.384cm" svg:y="3.955cm" style:legend-expansion="high" chart:style-name="ch2"/>
        <chart:plot-area chart:style-name="ch3" chart:data-source-has-labels="both" svg:x="0.32cm" svg:y="0.18cm" svg:width="13.744cm" svg:height="8.646cm">
          <chartooo:coordinate-region svg:x="0.941cm" svg:y="0.379cm" svg:width="13.123cm" svg:height="7.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2</text:p>
              </table:table-cell>
              <table:table-cell office:value-type="string">
                <text:p>Algo3</text:p>
              </table:table-cell>
            </table:table-row>
          </table:table-header-rows>
          <table:table-rows>
            <table:table-row>
              <table:table-cell office:value-type="string">
                <text:p>B</text:p>
              </table:table-cell>
              <table:table-cell office:value-type="float" office:value="6.87259196753981">
                <text:p>6.87259196753981</text:p>
              </table:table-cell>
              <table:table-cell office:value-type="float" office:value="0.996858112353902">
                <text:p>0.99685811235390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.56064386196946">
                <text:p>4.56064386196946</text:p>
              </table:table-cell>
              <table:table-cell office:value-type="float" office:value="1.06993206685103">
                <text:p>1.06993206685103</text:p>
              </table:table-cell>
            </table:table-row>
            <table:table-row>
              <table:table-cell office:value-type="string">
                <text:p>Dq</text:p>
              </table:table-cell>
              <table:table-cell office:value-type="float" office:value="8.83851499877878">
                <text:p>8.83851499877878</text:p>
              </table:table-cell>
              <table:table-cell office:value-type="float" office:value="2.09476652530142">
                <text:p>2.09476652530142</text:p>
              </table:table-cell>
            </table:table-row>
            <table:table-row>
              <table:table-cell office:value-type="string">
                <text:p>Eq</text:p>
              </table:table-cell>
              <table:table-cell office:value-type="float" office:value="8.20079090743702">
                <text:p>8.20079090743702</text:p>
              </table:table-cell>
              <table:table-cell office:value-type="float" office:value="1.46330921991248">
                <text:p>1.46330921991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